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CALLER</text:p>
          </table:table-cell>
          <table:table-cell office:value-type="string">
            <text:p>Complete URL</text:p>
          </table:table-cell>
        </table:table-row>
        <table:table-row table:style-name="ro2">
          <table:table-cell office:value-type="string">
            <text:p>signi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signup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join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leave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registerservle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registerarena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maparenaservle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init::DEBUG::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getdbpath::DEBUG::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th Ranasinghe</meta:initial-creator>
    <meta:creation-date>2014-01-04T01:02:01</meta:creation-date>
    <dc:date>2014-01-04T17:40:18</dc:date>
    <dc:creator>Malith Ranasinghe</dc:creator>
    <meta:editing-duration>PT16H36M35S</meta:editing-duration>
    <meta:editing-cycles>7</meta:editing-cycles>
    <meta:generator>LibreOffice/3.5$Linux_x86 LibreOffice_project/350m1$Build-2</meta:generator>
    <meta:document-statistic meta:table-count="3" meta:cell-count="33" meta:object-count="0"/>
  </office:meta>
</office:document-meta>
</file>